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450" draw:textarea-horizontal-align="justify" draw:textarea-vertical-align="middle" draw:auto-grow-height="false" fo:min-height="0.6cm" fo:min-width="0.35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05cm" fo:min-width="0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.6cm" fo:min-width="0.3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6cm" fo:min-width="0.3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none" draw:textarea-vertical-align="middle" draw:auto-grow-height="false" fo:min-height="11.314cm" fo:min-width="0.005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423cm"/>
    </style:style>
    <style:style style:name="gr9" style:family="graphic" style:parent-style-name="standard">
      <style:graphic-properties draw:fill="none" draw:textarea-vertical-align="middle" draw:auto-grow-height="false" fo:min-height="11.41cm" fo:min-width="0.005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1.008cm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standard">
      <style:graphic-properties draw:stroke="none" svg:stroke-color="#000000" draw:fill="none" draw:fill-color="#ffffff" fo:min-height="0.85cm"/>
    </style:style>
    <style:style style:name="gr13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-color="#fff450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-color="#00a65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1.2cm" svg:height="1.2cm" svg:x="3.7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2cm" svg:height="1.2cm" svg:x="3.7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2cm" svg:height="1.2cm" svg:x="3.6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4.1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4.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4.1cm" svg:y="12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1.2cm" svg:height="1.2cm" svg:x="10.9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1.2cm" svg:height="1.2cm" svg:x="10.8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1.2cm" svg:height="1.2cm" svg:x="10.8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1.3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1.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1.3cm" svg:y="12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0" draw:id="id10" draw:layer="layout" svg:width="1.2cm" svg:height="1.2cm" svg:x="23.9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1" draw:id="id11" draw:layer="layout" svg:width="1.2cm" svg:height="1.2cm" svg:x="23.9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2" draw:id="id12" draw:layer="layout" svg:width="1.2cm" svg:height="1.2cm" svg:x="23.8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24.3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24.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24.3cm" svg:y="12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4.9cm" svg:y1="6.1cm" svg:x2="10.9cm" svg:y2="7.2cm" draw:start-shape="id1" draw:start-glue-point="10" draw:end-shape="id2" draw:end-glue-point="6" svg:d="M4900 6100l6000 1100" svg:viewBox="0 0 6001 1101">
          <text:p/>
        </draw:connector>
        <draw:connector draw:style-name="gr6" draw:text-style-name="P5" draw:layer="layout" draw:type="line" svg:x1="4.9cm" svg:y1="6.1cm" svg:x2="10.8cm" svg:y2="10.3cm" draw:start-shape="id1" draw:start-glue-point="10" draw:end-shape="id3" draw:end-glue-point="6" svg:d="M4900 6100l5900 4200" svg:viewBox="0 0 5901 4201">
          <text:p/>
        </draw:connector>
        <draw:connector draw:style-name="gr6" draw:text-style-name="P5" draw:layer="layout" draw:type="line" svg:x1="4.9cm" svg:y1="6.1cm" svg:x2="10.8cm" svg:y2="15.2cm" draw:start-shape="id1" draw:start-glue-point="10" draw:end-shape="id4" draw:end-glue-point="6" svg:d="M4900 6100l5900 9100" svg:viewBox="0 0 5901 9101">
          <text:p/>
        </draw:connector>
        <draw:connector draw:style-name="gr6" draw:text-style-name="P5" draw:layer="layout" draw:type="line" svg:x1="4.9cm" svg:y1="9.2cm" svg:x2="10.8cm" svg:y2="10.3cm" draw:start-shape="id5" draw:start-glue-point="1" draw:end-shape="id3" draw:end-glue-point="6" svg:d="M4900 9200l5900 1100" svg:viewBox="0 0 5901 1101">
          <text:p/>
        </draw:connector>
        <draw:connector draw:style-name="gr6" draw:text-style-name="P5" draw:layer="layout" draw:type="line" svg:x1="4.9cm" svg:y1="9.2cm" svg:x2="10.8cm" svg:y2="15.2cm" draw:start-shape="id5" draw:end-shape="id4" draw:end-glue-point="6" svg:d="M4900 9200l5900 6000" svg:viewBox="0 0 5901 6001">
          <text:p/>
        </draw:connector>
        <draw:connector draw:style-name="gr6" draw:text-style-name="P5" draw:layer="layout" draw:type="line" svg:x1="4.8cm" svg:y1="16.4cm" svg:x2="10.9cm" svg:y2="7.2cm" draw:start-shape="id6" draw:start-glue-point="10" draw:end-shape="id2" draw:end-glue-point="6" svg:d="M4800 16400l6100-9200" svg:viewBox="0 0 6101 9201">
          <text:p/>
        </draw:connector>
        <draw:connector draw:style-name="gr6" draw:text-style-name="P5" draw:layer="layout" draw:type="line" svg:x1="4.8cm" svg:y1="16.4cm" svg:x2="10.8cm" svg:y2="10.3cm" draw:start-shape="id6" draw:start-glue-point="10" draw:end-shape="id3" draw:end-glue-point="6" svg:d="M4800 16400l6000-6100" svg:viewBox="0 0 6001 6101">
          <text:p/>
        </draw:connector>
        <draw:connector draw:style-name="gr6" draw:text-style-name="P5" draw:layer="layout" draw:type="line" svg:x1="4.8cm" svg:y1="16.4cm" svg:x2="10.8cm" svg:y2="15.2cm" draw:start-shape="id6" draw:start-glue-point="1" draw:end-shape="id4" draw:end-glue-point="6" svg:d="M4800 16400l6000-1200" svg:viewBox="0 0 6001 1201">
          <text:p/>
        </draw:connector>
        <draw:custom-shape draw:style-name="gr7" draw:text-style-name="P5" draw:layer="layout" svg:width="1.4cm" svg:height="12.2cm" svg:x="2.4cm" svg:y="5.2cm">
          <text:p/>
          <draw:enhanced-geometry svg:viewBox="0 0 21600 21600" draw:glue-points="21600 0 0 10800 21600 21600" draw:text-areas="13800 ?f9 21600 ?f10" draw:type="left-brace" draw:modifiers="1800 10712.707274393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6" draw:layer="layout" svg:width="1.8cm" svg:height="1.673cm" draw:transform="rotate (1.5707963267949) translate (0.964cm 12.163cm)">
          <draw:text-box>
            <text:p>192</text:p>
          </draw:text-box>
        </draw:frame>
        <draw:custom-shape draw:style-name="gr9" draw:text-style-name="P5" draw:layer="layout" svg:width="1.4cm" svg:height="12.3cm" svg:x="24.9cm" svg:y="4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6" draw:layer="layout" svg:width="1.429cm" svg:height="1.258cm" draw:transform="rotate (1.5707963267949) translate (26.442cm 11.6cm)">
          <draw:text-box>
            <text:p>15</text:p>
          </draw:text-box>
        </draw:frame>
        <draw:frame draw:style-name="gr11" draw:text-style-name="P6" draw:layer="layout" svg:width="3.8cm" svg:height="1cm" svg:x="2.2cm" svg:y="1.4cm">
          <draw:text-box>
            <text:p><text:span text:style-name="T1">Input</text:span> <text:span text:style-name="T1">laye</text:span>rs</text:p>
          </draw:text-box>
        </draw:frame>
        <draw:frame draw:style-name="gr12" draw:text-style-name="P8" draw:layer="layout" svg:width="6.6cm" svg:height="1.673cm" svg:x="11.4cm" svg:y="1.4cm">
          <draw:text-box>
            <text:p text:style-name="P7"><text:span text:style-name="T1">Two hidden</text:span> <text:span text:style-name="T1">laye</text:span>r <text:span text:style-name="T1">with</text:span> </text:p>
            <text:p text:style-name="P7">150 <text:span text:style-name="T1">neu</text:span>rons</text:p>
          </draw:text-box>
        </draw:frame>
        <draw:frame draw:style-name="gr13" draw:text-style-name="P6" draw:layer="layout" svg:width="4.3cm" svg:height="1.2cm" svg:x="22.6cm" svg:y="1.384cm">
          <draw:text-box>
            <text:p><text:span text:style-name="T1">Output</text:span> <text:span text:style-name="T1">laye</text:span>rs</text:p>
          </draw:text-box>
        </draw:frame>
        <draw:connector draw:style-name="gr6" draw:text-style-name="P5" draw:layer="layout" draw:type="line" svg:x1="4.9cm" svg:y1="9.2cm" svg:x2="10.9cm" svg:y2="7.2cm" draw:start-shape="id5" draw:start-glue-point="10" draw:end-shape="id2" draw:end-glue-point="6" svg:d="M4900 9200l6000-2000" svg:viewBox="0 0 6001 2001">
          <text:p/>
        </draw:connector>
        <draw:custom-shape draw:style-name="gr4" draw:text-style-name="P3" xml:id="id7" draw:id="id7" draw:layer="layout" svg:width="1.2cm" svg:height="1.2cm" svg:x="17.3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8" draw:id="id8" draw:layer="layout" svg:width="1.2cm" svg:height="1.2cm" svg:x="17.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9" draw:id="id9" draw:layer="layout" svg:width="1.2cm" svg:height="1.2cm" svg:x="17.2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7.7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7.7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7.7cm" svg:y="12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2.1cm" svg:y1="7.2cm" svg:x2="17.3cm" svg:y2="7.3cm" draw:start-shape="id2" draw:start-glue-point="1" draw:end-shape="id7" draw:end-glue-point="6" svg:d="M12100 7200l5200 100" svg:viewBox="0 0 5201 101">
          <text:p/>
        </draw:connector>
        <draw:connector draw:style-name="gr6" draw:text-style-name="P5" draw:layer="layout" draw:type="line" svg:x1="12.1cm" svg:y1="7.2cm" svg:x2="17.2cm" svg:y2="10.4cm" draw:start-shape="id2" draw:start-glue-point="1" draw:end-shape="id8" draw:end-glue-point="6" svg:d="M12100 7200l5100 3200" svg:viewBox="0 0 5101 3201">
          <text:p/>
        </draw:connector>
        <draw:connector draw:style-name="gr6" draw:text-style-name="P5" draw:layer="layout" draw:type="line" svg:x1="12.1cm" svg:y1="7.2cm" svg:x2="17.2cm" svg:y2="15.3cm" draw:start-shape="id2" draw:start-glue-point="10" draw:end-shape="id9" draw:end-glue-point="6" svg:d="M12100 7200l5100 8100" svg:viewBox="0 0 5101 8101">
          <text:p/>
        </draw:connector>
        <draw:connector draw:style-name="gr6" draw:text-style-name="P5" draw:layer="layout" draw:type="line" svg:x1="12cm" svg:y1="10.3cm" svg:x2="17.3cm" svg:y2="7.3cm" draw:start-shape="id3" draw:start-glue-point="10" draw:end-shape="id7" draw:end-glue-point="6" svg:d="M12000 10300l5300-3000" svg:viewBox="0 0 5301 3001">
          <text:p/>
        </draw:connector>
        <draw:connector draw:style-name="gr6" draw:text-style-name="P5" draw:layer="layout" draw:type="line" svg:x1="12cm" svg:y1="10.3cm" svg:x2="17.2cm" svg:y2="10.4cm" draw:start-shape="id3" draw:start-glue-point="10" draw:end-shape="id8" draw:end-glue-point="6" svg:d="M12000 10300l5200 100" svg:viewBox="0 0 5201 101">
          <text:p/>
        </draw:connector>
        <draw:connector draw:style-name="gr6" draw:text-style-name="P5" draw:layer="layout" draw:type="line" svg:x1="12cm" svg:y1="10.3cm" svg:x2="17.2cm" svg:y2="15.3cm" draw:start-shape="id3" draw:start-glue-point="10" draw:end-shape="id9" draw:end-glue-point="6" svg:d="M12000 10300l5200 5000" svg:viewBox="0 0 5201 5001">
          <text:p/>
        </draw:connector>
        <draw:connector draw:style-name="gr6" draw:text-style-name="P5" draw:layer="layout" draw:type="line" svg:x1="12cm" svg:y1="15.2cm" svg:x2="17.3cm" svg:y2="7.3cm" draw:start-shape="id4" draw:start-glue-point="10" draw:end-shape="id7" draw:end-glue-point="6" svg:d="M12000 15200l5300-7900" svg:viewBox="0 0 5301 7901">
          <text:p/>
        </draw:connector>
        <draw:connector draw:style-name="gr6" draw:text-style-name="P5" draw:layer="layout" draw:type="line" svg:x1="12cm" svg:y1="15.2cm" svg:x2="17.2cm" svg:y2="10.4cm" draw:start-shape="id4" draw:start-glue-point="10" draw:end-shape="id8" draw:end-glue-point="6" svg:d="M12000 15200l5200-4800" svg:viewBox="0 0 5201 4801">
          <text:p/>
        </draw:connector>
        <draw:connector draw:style-name="gr6" draw:text-style-name="P5" draw:layer="layout" draw:type="line" svg:x1="12cm" svg:y1="15.2cm" svg:x2="17.2cm" svg:y2="15.3cm" draw:start-shape="id4" draw:start-glue-point="10" draw:end-shape="id9" draw:end-glue-point="6" svg:d="M12000 15200l5200 100" svg:viewBox="0 0 5201 101">
          <text:p/>
        </draw:connector>
        <draw:connector draw:style-name="gr6" draw:text-style-name="P5" draw:layer="layout" draw:type="line" svg:x1="18.5cm" svg:y1="7.3cm" svg:x2="23.9cm" svg:y2="5.9cm" draw:start-shape="id7" draw:start-glue-point="10" draw:end-shape="id10" draw:end-glue-point="6" svg:d="M18500 7300l5400-1400" svg:viewBox="0 0 5401 1401">
          <text:p/>
        </draw:connector>
        <draw:connector draw:style-name="gr6" draw:text-style-name="P5" draw:layer="layout" draw:type="line" svg:x1="18.5cm" svg:y1="7.3cm" svg:x2="23.9cm" svg:y2="8.9cm" draw:start-shape="id7" draw:start-glue-point="10" draw:end-shape="id11" draw:end-glue-point="6" svg:d="M18500 7300l5400 1600" svg:viewBox="0 0 5401 1601">
          <text:p/>
        </draw:connector>
        <draw:connector draw:style-name="gr6" draw:text-style-name="P5" draw:layer="layout" draw:type="line" svg:x1="18.5cm" svg:y1="7.3cm" svg:x2="23.8cm" svg:y2="16.1cm" draw:start-shape="id7" draw:start-glue-point="10" draw:end-shape="id12" draw:end-glue-point="6" svg:d="M18500 7300l5300 8800" svg:viewBox="0 0 5301 8801">
          <text:p/>
        </draw:connector>
        <draw:connector draw:style-name="gr6" draw:text-style-name="P5" draw:layer="layout" draw:type="line" svg:x1="18.4cm" svg:y1="10.4cm" svg:x2="23.9cm" svg:y2="5.9cm" draw:start-shape="id8" draw:start-glue-point="10" draw:end-shape="id10" draw:end-glue-point="6" svg:d="M18400 10400l5500-4500" svg:viewBox="0 0 5501 4501">
          <text:p/>
        </draw:connector>
        <draw:connector draw:style-name="gr6" draw:text-style-name="P5" draw:layer="layout" draw:type="line" svg:x1="18.4cm" svg:y1="10.4cm" svg:x2="23.9cm" svg:y2="8.9cm" draw:start-shape="id8" draw:start-glue-point="10" draw:end-shape="id11" draw:end-glue-point="6" svg:d="M18400 10400l5500-1500" svg:viewBox="0 0 5501 1501">
          <text:p/>
        </draw:connector>
        <draw:connector draw:style-name="gr6" draw:text-style-name="P5" draw:layer="layout" draw:type="line" svg:x1="18.4cm" svg:y1="10.4cm" svg:x2="23.8cm" svg:y2="16.1cm" draw:start-shape="id8" draw:start-glue-point="10" draw:end-shape="id12" draw:end-glue-point="6" svg:d="M18400 10400l5400 5700" svg:viewBox="0 0 5401 5701">
          <text:p/>
        </draw:connector>
        <draw:connector draw:style-name="gr6" draw:text-style-name="P5" draw:layer="layout" draw:type="line" svg:x1="18.4cm" svg:y1="15.3cm" svg:x2="23.9cm" svg:y2="5.9cm" draw:start-shape="id9" draw:start-glue-point="10" draw:end-shape="id10" draw:end-glue-point="6" svg:d="M18400 15300l5500-9400" svg:viewBox="0 0 5501 9401">
          <text:p/>
        </draw:connector>
        <draw:connector draw:style-name="gr6" draw:text-style-name="P5" draw:layer="layout" draw:type="line" svg:x1="18.4cm" svg:y1="15.3cm" svg:x2="23.9cm" svg:y2="8.9cm" draw:start-shape="id9" draw:start-glue-point="10" draw:end-shape="id11" draw:end-glue-point="6" svg:d="M18400 15300l5500-6400" svg:viewBox="0 0 5501 6401">
          <text:p/>
        </draw:connector>
        <draw:connector draw:style-name="gr6" draw:text-style-name="P5" draw:layer="layout" draw:type="line" svg:x1="18.4cm" svg:y1="15.3cm" svg:x2="23.8cm" svg:y2="16.1cm" draw:start-shape="id9" draw:start-glue-point="10" draw:end-shape="id12" draw:end-glue-point="6" svg:d="M18400 15300l5400 800" svg:viewBox="0 0 5401 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1:41:57.635806404</meta:creation-date>
    <dc:date>2019-05-08T18:31:42.582975657</dc:date>
    <meta:editing-duration>PT20M25S</meta:editing-duration>
    <meta:editing-cycles>3</meta:editing-cycles>
    <meta:generator>LibreOffice/6.0.6.2$Linux_X86_64 LibreOffice_project/00m0$Build-2</meta:generator>
    <meta:document-statistic meta:object-count="58"/>
  </office:meta>
</office:document-meta>
</file>